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e2d" officeooo:paragraph-rsid="00067e2d"/>
    </style:style>
    <style:style style:name="P2" style:family="paragraph" style:parent-style-name="Standard">
      <style:text-properties officeooo:rsid="00086531" officeooo:paragraph-rsid="00086531"/>
    </style:style>
    <style:style style:name="P3" style:family="paragraph" style:parent-style-name="Standard">
      <style:text-properties officeooo:rsid="0008ce8d" officeooo:paragraph-rsid="0008ce8d"/>
    </style:style>
    <style:style style:name="P4" style:family="paragraph" style:parent-style-name="Standard">
      <style:text-properties officeooo:rsid="000a1163" officeooo:paragraph-rsid="000a1163"/>
    </style:style>
    <style:style style:name="P5" style:family="paragraph" style:parent-style-name="Standard">
      <style:text-properties officeooo:rsid="000abc77" officeooo:paragraph-rsid="000abc77"/>
    </style:style>
    <style:style style:name="P6" style:family="paragraph" style:parent-style-name="Standard">
      <style:text-properties officeooo:rsid="000ac56a" officeooo:paragraph-rsid="000ac5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with Vertica Project DB:</text:p>
      <text:p text:style-name="P1">1. I can’t use a foreign key to link DbObjects to Projects because sometimes DbObjects don’t have a Project to link to so adding a new object without a project to link to must do so without an error.</text:p>
      <text:p text:style-name="P1"><text:tab/>a. I had to remove the Foreign Key back to Project.pid</text:p>
      <text:p text:style-name="P1"><text:tab/>b. I had to remove the relationship as well since there’s no foreign key to do the linking.</text:p>
      <text:p text:style-name="P1"><text:tab/>c. I had to remove the </text:p>
      <text:p text:style-name="P1"/>
      <text:p text:style-name="P1">2. I had to use DbObject.id == Project.pid as the join condition after removing the foreign key restraint and the relationship.</text:p>
      <text:p text:style-name="P1"/>
      <text:p text:style-name="P1">3. Using the above method caused me to have to use the add_columns() function to add all the columns in the query. <text:s/>There must be a better way to do this but I don’t know what it is.</text:p>
      <text:p text:style-name="P1"/>
      <text:p text:style-name="P2">4. I imported some existing records into the project table in Postgres but it wouldn’t increment the id numbers. <text:s/>Has something to do, possibly, with the way the <text:s/>sequence is defined. <text:s/>I had to manually add the id’s and increment them so that the copy command would work and then do an alter statement like this:</text:p>
      <text:p text:style-name="P2"/>
      <text:p text:style-name="P2">Copy statement using id values (this should auto-increment, I think).</text:p>
      <text:p text:style-name="P2">COPY project FROM '/home/mark/PythonFlaskVertica/project_backup_import.csv' DELIMITER '|' CSV HEADER;</text:p>
      <text:p text:style-name="P2"/>
      <text:p text:style-name="P2">Alter the sequence to the next sequence number to avoid duplicates.</text:p>
      <text:p text:style-name="P2">alter sequence project_id_seq restart with 22;</text:p>
      <text:p text:style-name="P2"/>
      <text:p text:style-name="P3">COPY db_object (project_id, dm_seq, data_type, schema, db_object, frequency,</text:p>
      <text:p text:style-name="P3">data_provider, providing_system, interface, data_retention, latency, data_in_qa0, </text:p>
      <text:p text:style-name="P3">row_count_per_period, active_in_prod, order_by, segment_by, special_notes)</text:p>
      <text:p text:style-name="P3">FROM </text:p>
      <text:p text:style-name="P1"/>
      <text:p text:style-name="P4">5. I found out what the problem was for item 4. <text:s/>the COPY statement has to include the column names. That way, it won’t try to look for the id field, and the id field will update automatically.</text:p>
      <text:p text:style-name="P4"/>
      <text:p text:style-name="P4">Example:</text:p>
      <text:p text:style-name="P4">postgres=# COPY db_object (dm_seq, data_type, schema, db_object, frequency,</text:p>
      <text:p text:style-name="P4">data_provider, providing_system, interface, topic, data_retention, latency, data_in_qa0, </text:p>
      <text:p text:style-name="P4">row_count_per_period, active_in_prod, order_by, segment_by, special_notes, project_id, project_name)</text:p>
      <text:p text:style-name="P4">FROM '/home/mark/PythonFlaskVertica/db_object_import.csv' DELIMITER ',' CSV HEADER;</text:p>
      <text:p text:style-name="P4">COPY 55</text:p>
      <text:p text:style-name="P4"/>
      <text:p text:style-name="P5">6. To upload the database backup to Heroku, enter the following command.<text:line-break/></text:p>
      <text:p text:style-name="P5">PGPASSWORD=d1f0e966ed61717a60e75c4cee6db3016505b7ac31aab8d5d0ec6afb550231d8 pg_restore --verbose --clean --no-acl --no-owner -h ec2-54-197-250-121.compute-1.amazonaws.com -U wreqweovhpyras -d d90c75dl67fjp3 -p 5432 ~/data.dump</text:p>
      <text:p text:style-name="P5"/>
      <text:p text:style-name="P5"/>
      <text:p text:style-name="P5"/>
      <text:p text:style-name="P6"><text:soft-page-break/>7. Heroku Postgres database credentials</text:p>
      <text:p text:style-name="P6"/>
      <text:p text:style-name="P6">Heroku database </text:p>
      <text:p text:style-name="P6">postgres://wreqweovhpyras:d1f0e966ed61717a60e75c4cee6db3016505b7ac31aab8d5d0ec6afb550231d8@ec2-54-197-250-121.compute-1.amazonaws.com:5432/d90c75dl67fjp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39:50.345878467</meta:creation-date>
    <dc:date>2018-04-08T20:06:32.660855320</dc:date>
    <meta:editing-duration>PT3M13S</meta:editing-duration>
    <meta:editing-cycles>1</meta:editing-cycles>
    <meta:document-statistic meta:table-count="0" meta:image-count="0" meta:object-count="0" meta:page-count="2" meta:paragraph-count="28" meta:word-count="357" meta:character-count="2604" meta:non-whitespace-character-count="2265"/>
    <meta:generator>LibreOffice/5.1.6.2$Linux_X86_64 LibreOffice_project/10m0$Build-2</meta:generator>
  </office:meta>
</office:document-meta>
</file>